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3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Problem Siz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Runtime (s)</text:p>
          </table:table-cell>
          <table:table-cell table:style-name="ce2" office:value-type="string" calcext:value-type="string">
            <text:p>Energy (Joules)</text:p>
          </table:table-cell>
          <table:table-cell table:style-name="ce2" office:value-type="string" calcext:value-type="string">
            <text:p>Joules per Seco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0</text:p>
          </table:table-cell>
          <table:table-cell office:value-type="float" office:value="271.810729" calcext:value-type="float">
            <text:p>271.810729</text:p>
          </table:table-cell>
          <table:table-cell office:value-type="float" office:value="49530" calcext:value-type="float">
            <text:p>49530</text:p>
          </table:table-cell>
          <table:table-cell table:style-name="ce5" table:formula="of:=[.E2]/[.D2]" office:value-type="float" office:value="182.222387549684" calcext:value-type="float">
            <text:p>18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0</text:p>
          </table:table-cell>
          <table:table-cell office:value-type="float" office:value="271.520723" calcext:value-type="float">
            <text:p>271.520723</text:p>
          </table:table-cell>
          <table:table-cell office:value-type="float" office:value="49523" calcext:value-type="float">
            <text:p>49523</text:p>
          </table:table-cell>
          <table:table-cell table:style-name="ce5" table:formula="of:=[.E3]/[.D3]" office:value-type="float" office:value="182.3912350145" calcext:value-type="float">
            <text:p>182.4</text:p>
          </table:table-cell>
          <table:table-cell/>
          <table:table-cell>
            <draw:frame table:end-cell-address="Sheet2.N18" table:end-x="16.56mm" table:end-y="1.07mm" draw:z-index="0" draw:name="Chart 1" draw:style-name="gr1" svg:width="127.01mm" svg:height="73.82mm" svg:x="3.86mm" svg:y="0.28mm">
              <draw:object draw:notify-on-update-of-ranges="Sheet2.D2:Sheet2.D13 Sheet2.A2:Sheet2.A2 Sheet2.E2:Sheet2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0</text:p>
          </table:table-cell>
          <table:table-cell office:value-type="float" office:value="273.614412" calcext:value-type="float">
            <text:p>273.614412</text:p>
          </table:table-cell>
          <table:table-cell office:value-type="float" office:value="49593" calcext:value-type="float">
            <text:p>49593</text:p>
          </table:table-cell>
          <table:table-cell table:style-name="ce5" table:formula="of:=[.E4]/[.D4]" office:value-type="float" office:value="181.251417414372" calcext:value-type="float">
            <text:p>18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22.591589" calcext:value-type="float">
            <text:p>122.591589</text:p>
          </table:table-cell>
          <table:table-cell office:value-type="float" office:value="22524" calcext:value-type="float">
            <text:p>22524</text:p>
          </table:table-cell>
          <table:table-cell table:style-name="ce5" table:formula="of:=[.E5]/[.D5]" office:value-type="float" office:value="183.732017699844" calcext:value-type="float">
            <text:p>18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22.938495" calcext:value-type="float">
            <text:p>122.938495</text:p>
          </table:table-cell>
          <table:table-cell office:value-type="float" office:value="22649" calcext:value-type="float">
            <text:p>22649</text:p>
          </table:table-cell>
          <table:table-cell table:style-name="ce5" table:formula="of:=[.E6]/[.D6]" office:value-type="float" office:value="184.230334038171" calcext:value-type="float">
            <text:p>18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21.057165" calcext:value-type="float">
            <text:p>121.057165</text:p>
          </table:table-cell>
          <table:table-cell office:value-type="float" office:value="22322" calcext:value-type="float">
            <text:p>22322</text:p>
          </table:table-cell>
          <table:table-cell table:style-name="ce5" table:formula="of:=[.E7]/[.D7]" office:value-type="float" office:value="184.392224945958" calcext:value-type="float">
            <text:p>1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23.95414" calcext:value-type="float">
            <text:p>123.95414</text:p>
          </table:table-cell>
          <table:table-cell office:value-type="float" office:value="22288" calcext:value-type="float">
            <text:p>22288</text:p>
          </table:table-cell>
          <table:table-cell table:style-name="ce5" table:formula="of:=[.E8]/[.D8]" office:value-type="float" office:value="179.808435603684" calcext:value-type="float">
            <text:p>17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21.358034" calcext:value-type="float">
            <text:p>121.358034</text:p>
          </table:table-cell>
          <table:table-cell office:value-type="float" office:value="21985" calcext:value-type="float">
            <text:p>21985</text:p>
          </table:table-cell>
          <table:table-cell table:style-name="ce5" table:formula="of:=[.E9]/[.D9]" office:value-type="float" office:value="181.158175321133" calcext:value-type="float">
            <text:p>18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19.04942" calcext:value-type="float">
            <text:p>119.04942</text:p>
          </table:table-cell>
          <table:table-cell office:value-type="float" office:value="21671" calcext:value-type="float">
            <text:p>21671</text:p>
          </table:table-cell>
          <table:table-cell table:style-name="ce5" table:formula="of:=[.E10]/[.D10]" office:value-type="float" office:value="182.033646195" calcext:value-type="float">
            <text:p>182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15.481161" calcext:value-type="float">
            <text:p>115.481161</text:p>
          </table:table-cell>
          <table:table-cell office:value-type="float" office:value="20813" calcext:value-type="float">
            <text:p>20813</text:p>
          </table:table-cell>
          <table:table-cell table:style-name="ce5" table:formula="of:=[.E11]/[.D11]" office:value-type="float" office:value="180.228530954932" calcext:value-type="float">
            <text:p>18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18.689454" calcext:value-type="float">
            <text:p>118.689454</text:p>
          </table:table-cell>
          <table:table-cell office:value-type="float" office:value="21121" calcext:value-type="float">
            <text:p>21121</text:p>
          </table:table-cell>
          <table:table-cell table:style-name="ce5" table:formula="of:=[.E12]/[.D12]" office:value-type="float" office:value="177.951783315138" calcext:value-type="float">
            <text:p>178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19.7732" calcext:value-type="float">
            <text:p>119.7732</text:p>
          </table:table-cell>
          <table:table-cell office:value-type="float" office:value="21302" calcext:value-type="float">
            <text:p>21302</text:p>
          </table:table-cell>
          <table:table-cell table:style-name="ce5" table:formula="of:=[.E13]/[.D13]" office:value-type="float" office:value="177.852808474684" calcext:value-type="float">
            <text:p>177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1</text:p>
          </table:table-cell>
          <table:table-cell office:value-type="float" office:value="58.01852" calcext:value-type="float">
            <text:p>58.01852</text:p>
          </table:table-cell>
          <table:table-cell office:value-type="float" office:value="9794" calcext:value-type="float">
            <text:p>9794</text:p>
          </table:table-cell>
          <table:table-cell table:style-name="ce5" table:formula="of:=[.E14]/[.D14]" office:value-type="float" office:value="168.808166771576" calcext:value-type="float">
            <text:p>16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1</text:p>
          </table:table-cell>
          <table:table-cell office:value-type="float" office:value="58.288423" calcext:value-type="float">
            <text:p>58.288423</text:p>
          </table:table-cell>
          <table:table-cell office:value-type="float" office:value="9889" calcext:value-type="float">
            <text:p>9889</text:p>
          </table:table-cell>
          <table:table-cell table:style-name="ce5" table:formula="of:=[.E15]/[.D15]" office:value-type="float" office:value="169.65633124094" calcext:value-type="float">
            <text:p>16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1</text:p>
          </table:table-cell>
          <table:table-cell office:value-type="float" office:value="58.011141" calcext:value-type="float">
            <text:p>58.011141</text:p>
          </table:table-cell>
          <table:table-cell office:value-type="float" office:value="9796" calcext:value-type="float">
            <text:p>9796</text:p>
          </table:table-cell>
          <table:table-cell table:style-name="ce5" table:formula="of:=[.E16]/[.D16]" office:value-type="float" office:value="168.864115256757" calcext:value-type="float">
            <text:p>168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2</text:p>
          </table:table-cell>
          <table:table-cell office:value-type="float" office:value="56.923293" calcext:value-type="float">
            <text:p>56.923293</text:p>
          </table:table-cell>
          <table:table-cell office:value-type="float" office:value="9580" calcext:value-type="float">
            <text:p>9580</text:p>
          </table:table-cell>
          <table:table-cell table:style-name="ce5" table:formula="of:=[.E17]/[.D17]" office:value-type="float" office:value="168.296658452279" calcext:value-type="float">
            <text:p>16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2</text:p>
          </table:table-cell>
          <table:table-cell office:value-type="float" office:value="56.991559" calcext:value-type="float">
            <text:p>56.991559</text:p>
          </table:table-cell>
          <table:table-cell office:value-type="float" office:value="9619" calcext:value-type="float">
            <text:p>9619</text:p>
          </table:table-cell>
          <table:table-cell table:style-name="ce5" table:formula="of:=[.E18]/[.D18]" office:value-type="float" office:value="168.779380118379" calcext:value-type="float">
            <text:p>16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2</text:p>
          </table:table-cell>
          <table:table-cell office:value-type="float" office:value="57.183008" calcext:value-type="float">
            <text:p>57.183008</text:p>
          </table:table-cell>
          <table:table-cell office:value-type="float" office:value="9690" calcext:value-type="float">
            <text:p>9690</text:p>
          </table:table-cell>
          <table:table-cell table:style-name="ce5" table:formula="of:=[.E19]/[.D19]" office:value-type="float" office:value="169.455933482898" calcext:value-type="float">
            <text:p>16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3</text:p>
          </table:table-cell>
          <table:table-cell office:value-type="float" office:value="63.951114" calcext:value-type="float">
            <text:p>63.951114</text:p>
          </table:table-cell>
          <table:table-cell office:value-type="float" office:value="10560" calcext:value-type="float">
            <text:p>10560</text:p>
          </table:table-cell>
          <table:table-cell table:style-name="ce5" table:formula="of:=[.E20]/[.D20]" office:value-type="float" office:value="165.126130562792" calcext:value-type="float">
            <text:p>16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3</text:p>
          </table:table-cell>
          <table:table-cell office:value-type="float" office:value="63.534802" calcext:value-type="float">
            <text:p>63.534802</text:p>
          </table:table-cell>
          <table:table-cell office:value-type="float" office:value="10557" calcext:value-type="float">
            <text:p>10557</text:p>
          </table:table-cell>
          <table:table-cell table:style-name="ce5" table:formula="of:=[.E21]/[.D21]" office:value-type="float" office:value="166.160901862888" calcext:value-type="float">
            <text:p>16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3</text:p>
          </table:table-cell>
          <table:table-cell office:value-type="float" office:value="64.201076" calcext:value-type="float">
            <text:p>64.201076</text:p>
          </table:table-cell>
          <table:table-cell office:value-type="float" office:value="10625" calcext:value-type="float">
            <text:p>10625</text:p>
          </table:table-cell>
          <table:table-cell table:style-name="ce5" table:formula="of:=[.E22]/[.D22]" office:value-type="float" office:value="165.495668639572" calcext:value-type="float">
            <text:p>16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1</text:p>
          </table:table-cell>
          <table:table-cell office:value-type="float" office:value="41.963771" calcext:value-type="float">
            <text:p>41.963771</text:p>
          </table:table-cell>
          <table:table-cell office:value-type="float" office:value="6260" calcext:value-type="float">
            <text:p>6260</text:p>
          </table:table-cell>
          <table:table-cell table:style-name="ce5" table:formula="of:=[.E23]/[.D23]" office:value-type="float" office:value="149.176297811748" calcext:value-type="float">
            <text:p>14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1</text:p>
          </table:table-cell>
          <table:table-cell office:value-type="float" office:value="41.619411" calcext:value-type="float">
            <text:p>41.619411</text:p>
          </table:table-cell>
          <table:table-cell office:value-type="float" office:value="6208" calcext:value-type="float">
            <text:p>6208</text:p>
          </table:table-cell>
          <table:table-cell table:style-name="ce5" table:formula="of:=[.E24]/[.D24]" office:value-type="float" office:value="149.161169051624" calcext:value-type="float">
            <text:p>14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1</text:p>
          </table:table-cell>
          <table:table-cell office:value-type="float" office:value="41.878286" calcext:value-type="float">
            <text:p>41.878286</text:p>
          </table:table-cell>
          <table:table-cell office:value-type="float" office:value="6264" calcext:value-type="float">
            <text:p>6264</text:p>
          </table:table-cell>
          <table:table-cell table:style-name="ce5" table:formula="of:=[.E25]/[.D25]" office:value-type="float" office:value="149.576322201916" calcext:value-type="float">
            <text:p>149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2</text:p>
          </table:table-cell>
          <table:table-cell office:value-type="float" office:value="41.664368" calcext:value-type="float">
            <text:p>41.664368</text:p>
          </table:table-cell>
          <table:table-cell office:value-type="float" office:value="6212" calcext:value-type="float">
            <text:p>6212</text:p>
          </table:table-cell>
          <table:table-cell table:style-name="ce5" table:formula="of:=[.E26]/[.D26]" office:value-type="float" office:value="149.09622534056" calcext:value-type="float">
            <text:p>14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2</text:p>
          </table:table-cell>
          <table:table-cell office:value-type="float" office:value="41.808104" calcext:value-type="float">
            <text:p>41.808104</text:p>
          </table:table-cell>
          <table:table-cell office:value-type="float" office:value="6248" calcext:value-type="float">
            <text:p>6248</text:p>
          </table:table-cell>
          <table:table-cell table:style-name="ce5" table:formula="of:=[.E27]/[.D27]" office:value-type="float" office:value="149.444710527892" calcext:value-type="float">
            <text:p>14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2</text:p>
          </table:table-cell>
          <table:table-cell office:value-type="float" office:value="41.528578" calcext:value-type="float">
            <text:p>41.528578</text:p>
          </table:table-cell>
          <table:table-cell office:value-type="float" office:value="6236" calcext:value-type="float">
            <text:p>6236</text:p>
          </table:table-cell>
          <table:table-cell table:style-name="ce5" table:formula="of:=[.E28]/[.D28]" office:value-type="float" office:value="150.16165494518" calcext:value-type="float">
            <text:p>15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3</text:p>
          </table:table-cell>
          <table:table-cell office:value-type="float" office:value="41.552888" calcext:value-type="float">
            <text:p>41.552888</text:p>
          </table:table-cell>
          <table:table-cell office:value-type="float" office:value="6211" calcext:value-type="float">
            <text:p>6211</text:p>
          </table:table-cell>
          <table:table-cell table:style-name="ce5" table:formula="of:=[.E29]/[.D29]" office:value-type="float" office:value="149.472161838667" calcext:value-type="float">
            <text:p>14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3</text:p>
          </table:table-cell>
          <table:table-cell office:value-type="float" office:value="41.37446" calcext:value-type="float">
            <text:p>41.37446</text:p>
          </table:table-cell>
          <table:table-cell office:value-type="float" office:value="6200" calcext:value-type="float">
            <text:p>6200</text:p>
          </table:table-cell>
          <table:table-cell table:style-name="ce5" table:formula="of:=[.E30]/[.D30]" office:value-type="float" office:value="149.850898356136" calcext:value-type="float">
            <text:p>14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3</text:p>
          </table:table-cell>
          <table:table-cell office:value-type="float" office:value="41.392627" calcext:value-type="float">
            <text:p>41.392627</text:p>
          </table:table-cell>
          <table:table-cell office:value-type="float" office:value="6190" calcext:value-type="float">
            <text:p>6190</text:p>
          </table:table-cell>
          <table:table-cell table:style-name="ce5" table:formula="of:=[.E31]/[.D31]" office:value-type="float" office:value="149.543540689022" calcext:value-type="float">
            <text:p>14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0</text:p>
          </table:table-cell>
          <table:table-cell office:value-type="float" office:value="200.984256" calcext:value-type="float">
            <text:p>200.984256</text:p>
          </table:table-cell>
          <table:table-cell office:value-type="float" office:value="35255" calcext:value-type="float">
            <text:p>35255</text:p>
          </table:table-cell>
          <table:table-cell table:style-name="ce5" table:formula="of:=[.E32]/[.D32]" office:value-type="float" office:value="175.411749664611" calcext:value-type="float">
            <text:p>17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0</text:p>
          </table:table-cell>
          <table:table-cell table:style-name="Default" office:value-type="float" office:value="201.2348" calcext:value-type="float">
            <text:p>201.2348</text:p>
          </table:table-cell>
          <table:table-cell table:style-name="Default" office:value-type="float" office:value="35354" calcext:value-type="float">
            <text:p>35354</text:p>
          </table:table-cell>
          <table:table-cell table:style-name="ce5" table:formula="of:=[.E33]/[.D33]" office:value-type="float" office:value="175.685318841473" calcext:value-type="float">
            <text:p>17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0</text:p>
          </table:table-cell>
          <table:table-cell office:value-type="float" office:value="204.039358" calcext:value-type="float">
            <text:p>204.039358</text:p>
          </table:table-cell>
          <table:table-cell office:value-type="float" office:value="35616" calcext:value-type="float">
            <text:p>35616</text:p>
          </table:table-cell>
          <table:table-cell table:style-name="ce5" table:formula="of:=[.E34]/[.D34]" office:value-type="float" office:value="174.554558243611" calcext:value-type="float">
            <text:p>17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50.114003" calcext:value-type="float">
            <text:p>150.114003</text:p>
          </table:table-cell>
          <table:table-cell office:value-type="float" office:value="26899" calcext:value-type="float">
            <text:p>26899</text:p>
          </table:table-cell>
          <table:table-cell table:style-name="ce5" table:formula="of:=[.E35]/[.D35]" office:value-type="float" office:value="179.190478319334" calcext:value-type="float">
            <text:p>1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45.798478" calcext:value-type="float">
            <text:p>145.798478</text:p>
          </table:table-cell>
          <table:table-cell office:value-type="float" office:value="26537" calcext:value-type="float">
            <text:p>26537</text:p>
          </table:table-cell>
          <table:table-cell table:style-name="ce5" table:formula="of:=[.E36]/[.D36]" office:value-type="float" office:value="182.011502205119" calcext:value-type="float">
            <text:p>182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49.52265" calcext:value-type="float">
            <text:p>149.52265</text:p>
          </table:table-cell>
          <table:table-cell office:value-type="float" office:value="26845" calcext:value-type="float">
            <text:p>26845</text:p>
          </table:table-cell>
          <table:table-cell table:style-name="ce5" table:formula="of:=[.E37]/[.D37]" office:value-type="float" office:value="179.538016481115" calcext:value-type="float">
            <text:p>17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40.212532" calcext:value-type="float">
            <text:p>140.212532</text:p>
          </table:table-cell>
          <table:table-cell office:value-type="float" office:value="25575" calcext:value-type="float">
            <text:p>25575</text:p>
          </table:table-cell>
          <table:table-cell table:style-name="ce5" table:formula="of:=[.E38]/[.D38]" office:value-type="float" office:value="182.401670058993" calcext:value-type="float">
            <text:p>18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43.901826" calcext:value-type="float">
            <text:p>143.901826</text:p>
          </table:table-cell>
          <table:table-cell office:value-type="float" office:value="25907" calcext:value-type="float">
            <text:p>25907</text:p>
          </table:table-cell>
          <table:table-cell table:style-name="ce5" table:formula="of:=[.E39]/[.D39]" office:value-type="float" office:value="180.032461853542" calcext:value-type="float">
            <text:p>180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45.138328" calcext:value-type="float">
            <text:p>145.138328</text:p>
          </table:table-cell>
          <table:table-cell office:value-type="float" office:value="25979" calcext:value-type="float">
            <text:p>25979</text:p>
          </table:table-cell>
          <table:table-cell table:style-name="ce5" table:formula="of:=[.E40]/[.D40]" office:value-type="float" office:value="178.994758710463" calcext:value-type="float">
            <text:p>179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44.309231" calcext:value-type="float">
            <text:p>144.309231</text:p>
          </table:table-cell>
          <table:table-cell office:value-type="float" office:value="25898" calcext:value-type="float">
            <text:p>25898</text:p>
          </table:table-cell>
          <table:table-cell table:style-name="ce5" table:formula="of:=[.E41]/[.D41]" office:value-type="float" office:value="179.461839139036" calcext:value-type="float">
            <text:p>17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43.681892" calcext:value-type="float">
            <text:p>143.681892</text:p>
          </table:table-cell>
          <table:table-cell office:value-type="float" office:value="25861" calcext:value-type="float">
            <text:p>25861</text:p>
          </table:table-cell>
          <table:table-cell table:style-name="ce5" table:formula="of:=[.E42]/[.D42]" office:value-type="float" office:value="179.98788601698" calcext:value-type="float">
            <text:p>180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43.076051" calcext:value-type="float">
            <text:p>143.076051</text:p>
          </table:table-cell>
          <table:table-cell office:value-type="float" office:value="25723" calcext:value-type="float">
            <text:p>25723</text:p>
          </table:table-cell>
          <table:table-cell table:style-name="ce5" table:formula="of:=[.E43]/[.D43]" office:value-type="float" office:value="179.785504423798" calcext:value-type="float">
            <text:p>179.8</text:p>
          </table:table-cell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1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8-06-14T15:05:08Z</meta:creation-date>
    <dc:date>2018-06-15T17:39:04.799088527</dc:date>
    <meta:editing-cycles>20</meta:editing-cycles>
    <meta:editing-duration>PT2H36M49S</meta:editing-duration>
    <meta:document-statistic meta:table-count="3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2.041cm" svg:y="0.287cm" chart:style-name="ch2">
          <text:p>Energy vs Execution time for NPB</text:p>
        </chart:title>
        <chart:legend chart:legend-position="end" svg:x="11.487cm" svg:y="3.524cm" style:legend-expansion="high" chart:style-name="ch3"/>
        <chart:plot-area chart:style-name="ch4" table:cell-range-address="Sheet2.D2:Sheet2.E13 Sheet2.A2:Sheet2.A2" chart:data-source-has-labels="row" svg:x="1.314cm" svg:y="1.318cm" svg:width="9.919cm" svg:height="5.12cm">
          <chartooo:coordinate-region svg:x="2.623cm" svg:y="1.504cm" svg:width="8.291cm" svg:height="4.314cm"/>
          <chart:axis chart:dimension="x" chart:name="primary-x" chart:style-name="ch5">
            <chart:title svg:x="5.494cm" svg:y="6.591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5.239cm" chart:style-name="ch9">
              <text:p>Energy (Joules)</text:p>
            </chart:title>
            <chart:grid chart:style-name="ch7" chart:class="major"/>
          </chart:axis>
          <chart:series chart:style-name="ch10" chart:values-cell-range-address="Sheet2.E2:Sheet2.E13" chart:label-cell-address="Sheet2.A2:Sheet2.A2" chart:class="chart:scatter">
            <chart:domain table:cell-range-address="Sheet2.D2:Sheet2.D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G</text:p>
                <draw:g>
                  <svg:desc>Sheet2.A2:Sheet2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.810729">
                <text:p>271.810729</text:p>
                <draw:g>
                  <svg:desc>Sheet2.D2:Sheet2.D13</svg:desc>
                </draw:g>
              </table:table-cell>
              <table:table-cell office:value-type="float" office:value="49530">
                <text:p>49530</text:p>
                <draw:g>
                  <svg:desc>Sheet2.E2:Sheet2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.520723">
                <text:p>271.520723</text:p>
              </table:table-cell>
              <table:table-cell office:value-type="float" office:value="49523">
                <text:p>49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3.614412">
                <text:p>273.614412</text:p>
              </table:table-cell>
              <table:table-cell office:value-type="float" office:value="49593">
                <text:p>49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.591589">
                <text:p>122.591589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.938495">
                <text:p>122.938495</text:p>
              </table:table-cell>
              <table:table-cell office:value-type="float" office:value="22649">
                <text:p>22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.057165">
                <text:p>121.057165</text:p>
              </table:table-cell>
              <table:table-cell office:value-type="float" office:value="22322">
                <text:p>22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95414">
                <text:p>123.95414</text:p>
              </table:table-cell>
              <table:table-cell office:value-type="float" office:value="22288">
                <text:p>22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358034">
                <text:p>121.358034</text:p>
              </table:table-cell>
              <table:table-cell office:value-type="float" office:value="21985">
                <text:p>21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.04942">
                <text:p>119.04942</text:p>
              </table:table-cell>
              <table:table-cell office:value-type="float" office:value="21671">
                <text:p>21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.481161">
                <text:p>115.481161</text:p>
              </table:table-cell>
              <table:table-cell office:value-type="float" office:value="20813">
                <text:p>20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.689454">
                <text:p>118.689454</text:p>
              </table:table-cell>
              <table:table-cell office:value-type="float" office:value="21121">
                <text:p>21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.7732">
                <text:p>119.7732</text:p>
              </table:table-cell>
              <table:table-cell office:value-type="float" office:value="21302">
                <text:p>21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